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.274cm"/>
    </style:style>
    <style:style style:name="co9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Elastizitätsmodul</text:p>
          </table:table-cell>
          <table:table-cell office:value-type="string">
            <text:p>Trägheitsmoment</text:p>
          </table:table-cell>
          <table:table-cell office:value-type="string">
            <text:p>Unsicherheit Elastizitätsmodul</text:p>
          </table:table-cell>
          <table:table-cell/>
          <table:table-cell office:value-type="string">
            <text:p>Steigung a</text:p>
          </table:table-cell>
          <table:table-cell office:value-type="string">
            <text:p>Unsicherheit a</text:p>
          </table:table-cell>
          <table:table-cell office:value-type="string">
            <text:p>Dicke</text:p>
          </table:table-cell>
          <table:table-cell office:value-type="string">
            <text:p>Unsicherheit Dicke</text:p>
          </table:table-cell>
          <table:table-cell office:value-type="string">
            <text:p>Länge</text:p>
          </table:table-cell>
          <table:table-cell office:value-type="string">
            <text:p>Unsicherheit Länge</text:p>
          </table:table-cell>
          <table:table-cell office:value-type="string">
            <text:p>Gewicht</text:p>
          </table:table-cell>
        </table:table-row>
        <table:table-row table:style-name="ro1">
          <table:table-cell office:value-type="string">
            <text:p>Alu Rund</text:p>
          </table:table-cell>
          <table:table-cell table:formula="of:=([.L3]*9.813*[.J3]^3)/([.F3]*[.L3]*[.C3]*3)" office:value-type="float" office:value="74921967405.825">
            <text:p>74921967405,825</text:p>
          </table:table-cell>
          <table:table-cell table:formula="of:=PI()*[.H3]^4/64" office:value-type="float" office:value="0.0000000000037937498348308">
            <text:p>3,7937498348308E-012</text:p>
          </table:table-cell>
          <table:table-cell table:formula="of:=[.B3]*SQRT(([.G3]/[.F3])^2+(3*[.K3]/[.J3])^2+(4*[.I3]/[.H3])^2)" office:value-type="float" office:value="1440630542.53993">
            <text:p>1440630542,53993</text:p>
          </table:table-cell>
          <table:table-cell/>
          <table:table-cell table:formula="of:=10*0.0304545" office:value-type="float" office:value="0.304545">
            <text:p>0,304545</text:p>
          </table:table-cell>
          <table:table-cell table:formula="of:=10 * 0.000572" office:value-type="float" office:value="0.00572">
            <text:p>0,00572</text:p>
          </table:table-cell>
          <table:table-cell table:formula="of:=2.965/1000" office:value-type="float" office:value="0.002965">
            <text:p>0,002965</text:p>
          </table:table-cell>
          <table:table-cell table:formula="of:=0.002*10^(-4)" office:value-type="float" office:value="0.0000002">
            <text:p>0,0000002</text:p>
          </table:table-cell>
          <table:table-cell table:formula="of:=29.8/100" office:value-type="float" office:value="0.298">
            <text:p>0,298</text:p>
          </table:table-cell>
          <table:table-cell table:formula="of:=0.002/(2*SQRT(6))" office:value-type="float" office:value="0.000408248290463863">
            <text:p>0,00040824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ssing hochkant</text:p>
          </table:table-cell>
          <table:table-cell table:formula="of:=([.L4]*9.813*[.J4]^3)/([.F4]*[.L4]*[.C4]*3)" office:value-type="float" office:value="94293095026.5006">
            <text:p>94293095026,5006</text:p>
          </table:table-cell>
          <table:table-cell table:formula="of:=[.H5]*[.H4]^3/12" office:value-type="float" office:value="0.0000000000201528392254113">
            <text:p>2,01528392254113E-011</text:p>
          </table:table-cell>
          <table:table-cell table:formula="of:=[.B4]*SQRT(([.G4]/[.F4])^2+(3*[.K4]/[.J4])^2+([.I5]/[.H5])^2+(3*[.I4]/[.H4])^2)" office:value-type="float" office:value="1798864288.9607">
            <text:p>1798864288,9607</text:p>
          </table:table-cell>
          <table:table-cell/>
          <table:table-cell table:formula="of:=0.00406921*10" office:value-type="float" office:value="0.0406921">
            <text:p>0,0406921</text:p>
          </table:table-cell>
          <table:table-cell table:formula="of:=0.00007566*10" office:value-type="float" office:value="0.0007566">
            <text:p>0,0007566</text:p>
          </table:table-cell>
          <table:table-cell table:formula="of:=4.9733/1000" office:value-type="float" office:value="0.0049733">
            <text:p>0,0049733</text:p>
          </table:table-cell>
          <table:table-cell table:formula="of:=0.002*10^(-4)" office:value-type="float" office:value="0.0000002">
            <text:p>0,0000002</text:p>
          </table:table-cell>
          <table:table-cell table:formula="of:=28.7/100" office:value-type="float" office:value="0.287">
            <text:p>0,287</text:p>
          </table:table-cell>
          <table:table-cell table:formula="of:=0.002/(2*SQRT(6))" office:value-type="float" office:value="0.000408248290463863">
            <text:p>0,00040824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ssing quer</text:p>
          </table:table-cell>
          <table:table-cell table:formula="of:=([.L5]*9.813*[.J5]^3)/([.F5]*[.L5]*[.C5]*3)" office:value-type="float" office:value="93133852625.2204">
            <text:p>93133852625,2204</text:p>
          </table:table-cell>
          <table:table-cell table:formula="of:=[.H4]*[.H5]^3/12" office:value-type="float" office:value="0.00000000000314929941151807">
            <text:p>3,14929941151807E-012</text:p>
          </table:table-cell>
          <table:table-cell table:formula="of:=[.B5]*SQRT(([.G5]/[.F5])^2+(3*[.K5]/[.J5])^2+([.I4]/[.H4])^2+(3*[.I5]/[.H5])^2)" office:value-type="float" office:value="2484888809.99612">
            <text:p>2484888809,99612</text:p>
          </table:table-cell>
          <table:table-cell/>
          <table:table-cell table:formula="of:=10*0.0263636" office:value-type="float" office:value="0.263636">
            <text:p>0,263636</text:p>
          </table:table-cell>
          <table:table-cell table:formula="of:=10*0.0006943" office:value-type="float" office:value="0.006943">
            <text:p>0,006943</text:p>
          </table:table-cell>
          <table:table-cell table:formula="of:=1.966/1000" office:value-type="float" office:value="0.001966">
            <text:p>0,001966</text:p>
          </table:table-cell>
          <table:table-cell table:formula="of:=0.002*10^(-4)" office:value-type="float" office:value="0.0000002">
            <text:p>0,0000002</text:p>
          </table:table-cell>
          <table:table-cell table:formula="of:=28.7/100" office:value-type="float" office:value="0.287">
            <text:p>0,287</text:p>
          </table:table-cell>
          <table:table-cell table:formula="of:=0.002/(2*SQRT(6))" office:value-type="float" office:value="0.000408248290463863">
            <text:p>0,00040824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ssing Rund</text:p>
          </table:table-cell>
          <table:table-cell table:formula="of:=([.L6]*9.813*[.J6]^3)/([.F6]*[.L6]*[.C6]*3)" office:value-type="float" office:value="111186381240.398">
            <text:p>111186381240,398</text:p>
          </table:table-cell>
          <table:table-cell table:formula="of:=PI()*[.H6]^4/64" office:value-type="float" office:value="0.00000000000374789674573655">
            <text:p>3,74789674573655E-012</text:p>
          </table:table-cell>
          <table:table-cell table:formula="of:=[.B6]*SQRT(([.G6]/[.F6])^2+(3*[.K6]/[.J6])^2+(4*[.I6]/[.H6])^2)" office:value-type="float" office:value="3401703572.06003">
            <text:p>3401703572,06003</text:p>
          </table:table-cell>
          <table:table-cell/>
          <table:table-cell table:formula="of:=10*0.0201515" office:value-type="float" office:value="0.201515">
            <text:p>0,201515</text:p>
          </table:table-cell>
          <table:table-cell table:formula="of:=10*0.0006108" office:value-type="float" office:value="0.006108">
            <text:p>0,006108</text:p>
          </table:table-cell>
          <table:table-cell table:formula="of:=2.956/1000" office:value-type="float" office:value="0.002956">
            <text:p>0,002956</text:p>
          </table:table-cell>
          <table:table-cell table:formula="of:=0.002*10^(-4)" office:value-type="float" office:value="0.0000002">
            <text:p>0,0000002</text:p>
          </table:table-cell>
          <table:table-cell table:formula="of:=29.5/100" office:value-type="float" office:value="0.295">
            <text:p>0,295</text:p>
          </table:table-cell>
          <table:table-cell table:formula="of:=0.002/(2*SQRT(6))" office:value-type="float" office:value="0.000408248290463863">
            <text:p>0,00040824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hl Rund</text:p>
          </table:table-cell>
          <table:table-cell table:formula="of:=([.L7]*9.813*[.J7]^3)/([.F7]*[.L7]*[.C7]*3)" office:value-type="float" office:value="181538008224.61">
            <text:p>181538008224,61</text:p>
          </table:table-cell>
          <table:table-cell table:formula="of:=PI()*[.H7]^4/64" office:value-type="float" office:value="0.00000000000384172704459913">
            <text:p>3,84172704459913E-012</text:p>
          </table:table-cell>
          <table:table-cell table:formula="of:=[.B7]*SQRT(([.G7]/[.F7])^2+(3*[.K7]/[.J7])^2+(4*[.I7]/[.H7])^2)" office:value-type="float" office:value="7171822848.20505">
            <text:p>7171822848,20505</text:p>
          </table:table-cell>
          <table:table-cell/>
          <table:table-cell table:formula="of:=10*0.0114388" office:value-type="float" office:value="0.114388">
            <text:p>0,114388</text:p>
          </table:table-cell>
          <table:table-cell table:formula="of:=10*0.0004493" office:value-type="float" office:value="0.004493">
            <text:p>0,004493</text:p>
          </table:table-cell>
          <table:table-cell table:formula="of:=2.97433/1000" office:value-type="float" office:value="0.00297433">
            <text:p>0,00297433</text:p>
          </table:table-cell>
          <table:table-cell table:formula="of:=0.002*10^(-4)" office:value-type="float" office:value="0.0000002">
            <text:p>0,0000002</text:p>
          </table:table-cell>
          <table:table-cell table:formula="of:=29/100" office:value-type="float" office:value="0.29">
            <text:p>0,29</text:p>
          </table:table-cell>
          <table:table-cell table:formula="of:=0.002/(2*SQRT(6))" office:value-type="float" office:value="0.000408248290463863">
            <text:p>0,000408248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75/70" office:value-type="float" office:value="1.07142857142857">
            <text:p>1,0714285714</text:p>
          </table:table-cell>
          <table:table-cell table:number-columns-repeated="10"/>
        </table:table-row>
        <table:table-row table:style-name="ro1">
          <table:table-cell/>
          <table:table-cell table:formula="of:=94/90" office:value-type="float" office:value="1.04444444444444">
            <text:p>1,0444444444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93/90" office:value-type="float" office:value="1.03333333333333">
            <text:p>1,03E+000</text:p>
          </table:table-cell>
          <table:table-cell table:number-columns-repeated="10"/>
        </table:table-row>
        <table:table-row table:style-name="ro1">
          <table:table-cell/>
          <table:table-cell table:formula="of:=111/110" office:value-type="float" office:value="1.00909090909091">
            <text:p>1,0090909091</text:p>
          </table:table-cell>
          <table:table-cell table:number-columns-repeated="10"/>
        </table:table-row>
        <table:table-row table:style-name="ro1">
          <table:table-cell/>
          <table:table-cell table:formula="of:=182/190" office:value-type="float" office:value="0.957894736842105">
            <text:p>0,9578947368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11.12.2017</text:date>, <text:time>23:43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02:56.63</meta:creation-date>
    <dc:date>2017-12-11T23:43:03.67</dc:date>
    <meta:editing-duration>PT2H31M36S</meta:editing-duration>
    <meta:editing-cycles>2</meta:editing-cycles>
    <meta:generator>OpenOffice/4.1.4$Win32 OpenOffice.org_project/414m5$Build-9788</meta:generator>
    <meta:document-statistic meta:table-count="3" meta:cell-count="70" meta:object-count="0"/>
  </office:meta>
</office:document-meta>
</file>